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2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-0.318cm" style:text-autospace="none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ffffff" style:text-position="33% 58%" style:font-name="Segoe UI2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ffffff" style:font-name="Segoe UI2" fo:font-size="32pt" fo:text-shadow="1pt 1pt" style:font-name-asian="Segoe UI2" style:font-size-asian="32pt" style:font-name-complex="Segoe UI2" style:font-size-complex="32pt"/>
    </style:style>
    <style:style style:name="T8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9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Old Testament Reading</text:span></text:p>
            <text:p text:style-name="P1"><text:span text:style-name="T2">Job 38:1–11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2" draw:layer="layout" svg:width="25.654cm" svg:height="7.766cm" svg:x="1.27cm" svg:y="0.254cm">
          <draw:text-box>
            <text:p text:style-name="P4"><text:span text:style-name="T3">1</text:span><text:span text:style-name="T4"> </text:span><text:span text:style-name="T5">Then the L</text:span><text:span text:style-name="T4">ORD</text:span><text:span text:style-name="T5"> answered Job out of the whirlwind and said: </text:span><text:span text:style-name="T3">2</text:span><text:span text:style-name="T4"> </text:span><text:span text:style-name="T5">“Who is this that darkens counsel by words without knowledge?</text:span></text:p>
            <text:p text:style-name="P5"><text:span text:style-name="T6">3</text:span><text:span text:style-name="T7"> </text:span><text:span text:style-name="T8">Dress for action like a man; I will question you, and you make it known to 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2" draw:layer="layout" svg:width="25.654cm" svg:height="6.263cm" svg:x="1.27cm" svg:y="0.254cm">
          <draw:text-box>
            <text:p text:style-name="P5"><text:span text:style-name="T6">4</text:span><text:span text:style-name="T7"> </text:span><text:span text:style-name="T8">“Where were you when I laid the foundation of the earth? Tell me, if you have understanding.</text:span></text:p>
            <text:p text:style-name="P5"><text:span text:style-name="T6">5</text:span><text:span text:style-name="T7"> </text:span><text:span text:style-name="T8">Who determined its measurements—surely you know! Or who stretched the line upon it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2" draw:layer="layout" svg:width="25.654cm" svg:height="7.766cm" svg:x="1.27cm" svg:y="0.254cm">
          <draw:text-box>
            <text:p text:style-name="P5"><text:span text:style-name="T6">6</text:span><text:span text:style-name="T7"> </text:span><text:span text:style-name="T8">On what were its bases sunk, or who laid its cornerstone, </text:span><text:span text:style-name="T6">7</text:span><text:span text:style-name="T7"> </text:span><text:span text:style-name="T8">when the morning stars sang together and all the sons of God shouted for joy?</text:span></text:p>
            <text:p text:style-name="P5"><text:span text:style-name="T6">8</text:span><text:span text:style-name="T7"> </text:span><text:span text:style-name="T8">“Or who shut in the sea with doors when it burst out from the womb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2" draw:layer="layout" svg:width="25.654cm" svg:height="6.263cm" svg:x="1.27cm" svg:y="0.254cm">
          <draw:text-box>
            <text:p text:style-name="P5"><text:span text:style-name="T6">9</text:span><text:span text:style-name="T7"> </text:span><text:span text:style-name="T8">when I made clouds its garment and thick darkness its swaddling band,</text:span></text:p>
            <text:p text:style-name="P5"><text:span text:style-name="T6">10</text:span><text:span text:style-name="T7"> </text:span><text:span text:style-name="T8">and prescribed limits for it and set bars and door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2" draw:layer="layout" svg:width="25.654cm" svg:height="5.975cm" svg:x="1.27cm" svg:y="0.254cm">
          <draw:text-box>
            <text:p text:style-name="P5"><text:span text:style-name="T6">11</text:span><text:span text:style-name="T7"> </text:span><text:span text:style-name="T8">and said, ‘Thus far shall you come, and no farther, and here shall your proud waves be stayed’?</text:span></text:p>
            <text:p text:style-name="P4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58:38.654000000</meta:creation-date>
    <dc:title>Hymn template</dc:title>
    <meta:editing-duration>PT1M12S</meta:editing-duration>
    <meta:editing-cycles>3</meta:editing-cycles>
    <meta:generator>LibreOffice/5.0.5.2$Windows_x86 LibreOffice_project/55b006a02d247b5f7215fc6ea0fde844b30035b3</meta:generator>
    <meta:initial-creator>Arthur Hoch</meta:initial-creator>
    <dc:date>2016-03-14T16:52:54.10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6-18T14:58:38.404000000"/>
  </office:meta>
</office:document-meta>
</file>